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normal" fo:font-family="Constantia" style:font-family-asian="Constantia" style:font-family-complex="Constantia" fo:background-color="transparent" style:use-window-font-color="true"/>
    </style:style>
    <style:style style:name="T2" style:family="text">
      <style:text-properties fo:font-size="14.00pt" fo:font-weight="normal" fo:font-family="Constantia" style:font-family-asian="Constantia" style:font-family-complex="Constantia" fo:background-color="#808080" style:use-window-font-color="true"/>
    </style:style>
    <style:style style:name="T3" style:family="text">
      <style:text-properties fo:font-size="14.00pt" fo:font-weight="normal" fo:font-family="Constantia" style:font-family-asian="Constantia" style:font-family-complex="Constantia" fo:background-color="transparent" style:use-window-font-color="true"/>
    </style:style>
    <style:style style:name="T4" style:family="text">
      <style:text-properties fo:font-size="14.00pt" fo:font-weight="normal" fo:font-family="Constantia" style:font-family-asian="Constantia" style:font-family-complex="Constantia" fo:background-color="#808080" style:use-window-font-color="true"/>
    </style:style>
    <style:style style:name="T5" style:family="text">
      <style:text-properties fo:font-size="14.00pt" fo:font-weight="normal" fo:font-family="Constantia" style:font-family-asian="Constantia" style:font-family-complex="Constantia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right="-19.80pt" fo:margin-bottom="10.00pt"/>
    </style:style>
  </office:automatic-styles>
  <office:body>
    <office:text>
      <text:p text:style-name="P1"><text:span text:style-name="T1">Mateus da Silva Vieira<text:tab/><text:tab/><text:tab/>13-12-2024</text:span></text:p>
      <text:p text:style-name="P1"><text:span text:style-name="T1">1 -</text:span></text:p>
      <text:p text:style-name="P1"><text:span text:style-name="T1">Selecionaria as amostras com inserção sequencial, inserindo amostras em um banco vazio, quando a precisão diminuisse aquela amostra seria removida. Usaria encestamento para separar a nova amostra em um dos grupos com a idade proxima a dela e cruzar os perfils buscando uma correlação para que nos diga quais produtos aquelas pessoas estão comprando. Exemplo: o novo usuario cria seu perfil, ao tentar realizar a primeira compra com a Echo dot,<text:s text:c="2"/>ja seria indicado alguns produtos baseados na sua idade. Quando esse usuario realizasse a primeira compra o algoritmo iria pegar essa informação e fazer uma correlação com outros perfils que tem a mesma idade (ou proxima) e compraram aquele produto. Assim, fazendo novas indicações baseadas nos gostos pessoais.</text:span></text:p>
      <text:p text:style-name="P1"><text:span text:style-name="T1">2 - </text:span></text:p>
      <text:p text:style-name="P1"><text:span text:style-name="T1">a)<text:s/></text:span><text:span text:style-name="T2"/></text:p>
      <text:p text:style-name="P1"><text:span text:style-name="T3">Tecnica baseada em distancia, veriamos a proximidade daquela nova amostra com as outras e definiriamos onde ela se encaixa melhor. Inseria aleatoriamente as amostras no banco vazio e verificaria a precisão do algoritmo, se a amostra inserida diminuir a precisão, removeriamos ela. O modelo receberia as variaveis sexo, estado civil, renda. E dessas variaveis ele faria uma busca no banco para encontrar a melhor correlação e devolver qual objeto aquela pessoa tem mais probabilidade de comprar.</text:span><text:span text:style-name="T4"/></text:p>
      <text:p text:style-name="P1"><text:span text:style-name="T5"/></text:p>
      <text:p text:style-name="P1"><text:span text:style-name="T5">b) Case-Based Reasoing</text:span><text:span text:style-name="T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